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ce Cream</text:p>
          </table:table-cell>
          <table:table-cell office:value-type="string">
            <text:p>Fruit</text:p>
          </table:table-cell>
          <table:table-cell office:value-type="string">
            <text:p>French Fries</text:p>
          </table:table-cell>
          <table:table-cell table:number-columns-repeated="2"/>
        </table:table-row>
        <table:table-row table:style-name="ro2">
          <table:table-cell office:value-type="string">
            <text:p>1<text:span text:style-name="T1">st</text:span> grade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table:style-name="ce1" table:formula="of:=SUM([.B2:.D2])" office:value-type="float" office:value="0.2">
            <text:p>0.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6<text:span text:style-name="T1">th</text:span> grade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table:style-name="ce1" table:formula="of:=SUM([.B3:.D3])" office:value-type="float" office:value="0.2">
            <text:p>0.2</text:p>
          </table:table-cell>
          <table:table-cell/>
        </table:table-row>
        <table:table-row table:style-name="ro2">
          <table:table-cell office:value-type="string">
            <text:p>11<text:span text:style-name="T1">th</text:span> grade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table:style-name="ce1" table:formula="of:=SUM([.B4:.D4])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formula="of:=SUM([.B2:.B4])" office:value-type="float" office:value="0.36">
            <text:p>0.36</text:p>
          </table:table-cell>
          <table:table-cell table:formula="of:=SUM([.C2:.C4])" office:value-type="float" office:value="0.24">
            <text:p>0.24</text:p>
          </table:table-cell>
          <table:table-cell table:formula="of:=SUM([.D2:.D4])" office:value-type="float" office:value="0.4">
            <text:p>0.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(1, Ice)</text:p>
          </table:table-cell>
          <table:table-cell table:formula="of:=[.B5]*[.E2]" office:value-type="float" office:value="0.072">
            <text:p>0.072</text:p>
          </table:table-cell>
          <table:table-cell office:value-type="string">
            <text:p>nope, not independent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11/06/2011</text:date>, <text:time>16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d </meta:initial-creator>
    <meta:creation-date>2011-11-06T16:22:46</meta:creation-date>
    <dc:date>2011-11-06T16:38:29</dc:date>
    <dc:creator>id </dc:creator>
    <meta:editing-duration>PT32S</meta:editing-duration>
    <meta:editing-cycles>1</meta:editing-cycles>
    <meta:document-statistic meta:table-count="1" meta:cell-count="25" meta:object-count="0"/>
    <meta:generator>LibreOffice/3.3$Linux LibreOffice_project/330m19$Build-401</meta:generator>
  </office:meta>
</office:document-meta>
</file>